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MP0">
      <style:table-properties style:width="17.013cm" fo:margin-left="0cm" fo:margin-right="-0.012cm" style:page-number="auto" fo:break-before="page" table:align="margins"/>
    </style:style>
    <style:style style:name="Tabelle1.A" style:family="table-column">
      <style:table-column-properties style:column-width="2.835cm" style:rel-column-width="10919*"/>
    </style:style>
    <style:style style:name="Tabelle1.B" style:family="table-column">
      <style:table-column-properties style:column-width="2.833cm" style:rel-column-width="10912*"/>
    </style:style>
    <style:style style:name="Tabelle1.F" style:family="table-column">
      <style:table-column-properties style:column-width="2.847cm" style:rel-column-width="109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F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1.26" style:family="table-row">
      <style:table-row-properties style:min-row-height="1.058cm"/>
    </style:style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4"/>
        <table:table-column table:style-name="Tabelle1.F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Leben</text:p>
          </table:table-cell>
          <table:table-cell table:style-name="Tabelle1.A1" office:value-type="string">
            <text:p text:style-name="Table_20_Contents">Credits</text:p>
          </table:table-cell>
          <table:table-cell table:style-name="Tabelle1.A1" office:value-type="string">
            <text:p text:style-name="Table_20_Contents">Schild</text:p>
          </table:table-cell>
          <table:table-cell table:style-name="Tabelle1.A1" office:value-type="string">
            <text:p text:style-name="Table_20_Contents">Schaden</text:p>
          </table:table-cell>
          <table:table-cell table:style-name="Tabelle1.F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Jupiweed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1gramm=2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ristalearth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1gramm=1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Cocania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1gramm=5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aketentäuschkörper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1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Lenkt Rakten auf sich</text:p>
          </table:table-cell>
          <table:table-cell table:style-name="Tabelle1.F2" office:value-type="string">
            <text:p text:style-name="P3">Nur von Kleinschiffen nutzba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oßschiff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undplatt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2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ommandoposten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1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Lagerraum/ Jägerraum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1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ntrieb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5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eaktor</text:p>
          </table:table-cell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2.000</text:p>
          </table:table-cell>
          <table:table-cell table:style-name="Tabelle1.A2" office:value-type="string">
            <text:p text:style-name="Table_20_Contents">1für 4 Antriebe</text:p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Hangator</text:p>
          </table:table-cell>
          <table:table-cell table:style-name="Tabelle1.A2" office:value-type="string">
            <text:p text:style-name="Table_20_Contents">11</text:p>
          </table:table-cell>
          <table:table-cell table:style-name="Tabelle1.A2" office:value-type="string">
            <text:p text:style-name="Table_20_Contents">1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aitlingturm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1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5.000</text:p>
          </table:table-cell>
          <table:table-cell table:style-name="Tabelle1.A2" office:value-type="string">
            <text:p text:style-name="Table_20_Contents">1 Lauf</text:p>
          </table:table-cell>
          <table:table-cell table:style-name="Tabelle1.A2" office:value-type="string">
            <text:p text:style-name="Table_20_Contents">1 pro W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2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8.000</text:p>
          </table:table-cell>
          <table:table-cell table:style-name="Tabelle1.A2" office:value-type="string">
            <text:p text:style-name="Table_20_Contents">2 Läufe</text:p>
          </table:table-cell>
          <table:table-cell table:style-name="Tabelle1.A2" office:value-type="string">
            <text:p text:style-name="Table_20_Contents">1 „“ zwei W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3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13.000</text:p>
          </table:table-cell>
          <table:table-cell table:style-name="Tabelle1.A2" office:value-type="string">
            <text:p text:style-name="Table_20_Contents">3 Läufe</text:p>
          </table:table-cell>
          <table:table-cell table:style-name="Tabelle1.A2" office:value-type="string">
            <text:p text:style-name="Table_20_Contents">1 „“drei W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aketenturm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1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4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2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10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3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15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akete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1000</text:p>
          </table:table-cell>
          <table:table-cell table:style-name="Tabelle1.A2" office:value-type="string">
            <text:p text:style-name="Table_20_Contents">Schaden 10</text:p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6">
          <table:table-cell table:style-name="Tabelle1.A2" office:value-type="string">
            <text:p text:style-name="Table_20_Contents">Verfl. Rakete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1500</text:p>
          </table:table-cell>
          <table:table-cell table:style-name="Tabelle1.A2" office:value-type="string">
            <text:p text:style-name="Table_20_Contents">Schaden 12</text:p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>Ausweichen bei 4 – 6</text:p>
          </table:table-cell>
        </table:table-row>
        <table:table-row>
          <table:table-cell table:style-name="Tabelle1.A2" office:value-type="string">
            <text:p text:style-name="Table_20_Contents">Wand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1</text:p>
          </table:table-cell>
          <table:table-cell table:style-name="Tabelle1.A2" office:value-type="string">
            <text:p text:style-name="Table_20_Contents">7</text:p>
          </table:table-cell>
          <table:table-cell table:style-name="Tabelle1.A2" office:value-type="string">
            <text:p text:style-name="Table_20_Contents">4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2</text:p>
          </table:table-cell>
          <table:table-cell table:style-name="Tabelle1.A2" office:value-type="string">
            <text:p text:style-name="Table_20_Contents">11</text:p>
          </table:table-cell>
          <table:table-cell table:style-name="Tabelle1.A2" office:value-type="string">
            <text:p text:style-name="Table_20_Contents">7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3</text:p>
          </table:table-cell>
          <table:table-cell table:style-name="Tabelle1.A2" office:value-type="string">
            <text:p text:style-name="Table_20_Contents">14</text:p>
          </table:table-cell>
          <table:table-cell table:style-name="Tabelle1.A2" office:value-type="string">
            <text:p text:style-name="Table_20_Contents">10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leinschiffe:</text:p>
          </table:table-cell>
          <table:table-cell table:style-name="Tabelle1.A2" office:value-type="string">
            <text:p text:style-name="Table_20_Contents">Cockpit</text:p>
          </table:table-cell>
          <table:table-cell table:style-name="Tabelle1.A2" office:value-type="string">
            <text:p text:style-name="Table_20_Contents">1500</text:p>
          </table:table-cell>
          <table:table-cell table:style-name="Tabelle1.A2" office:value-type="string">
            <text:p text:style-name="Table_20_Contents">Rak/GAitling</text:p>
          </table:table-cell>
          <table:table-cell table:style-name="Tabelle1.A2" office:value-type="string">
            <text:p text:style-name="Table_20_Contents">500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ntrieb</text:p>
          </table:table-cell>
          <table:table-cell table:style-name="Tabelle1.A2" office:value-type="string">
            <text:p text:style-name="Table_20_Contents">1500</text:p>
          </table:table-cell>
          <table:table-cell table:style-name="Tabelle1.A2" office:value-type="string">
            <text:p text:style-name="Table_20_Contents">Flügel</text:p>
          </table:table-cell>
          <table:table-cell table:style-name="Tabelle1.A2" office:value-type="string">
            <text:p text:style-name="Table_20_Contents">500</text:p>
          </table:table-cell>
          <table:table-cell table:style-name="Tabelle1.A2" office:value-type="string">
            <text:p text:style-name="Table_20_Contents">Grundplatte</text:p>
          </table:table-cell>
          <table:table-cell table:style-name="Tabelle1.F2" office:value-type="string">
            <text:p text:style-name="Table_20_Contents">1000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P1"/>
      <text:p text:style-name="P1"><text:soft-page-break/>Ausrüstung:</text:p>
      <text:p text:style-name="Standard"/>
      <text:p text:style-name="Standard"><text:span text:style-name="T1">Munition</text:span>: ( eine Kugel )</text:p>
      <text:p text:style-name="Standard"><text:tab/>Leichtes Kaliber = 1 Schaden = 2 Credit</text:p>
      <text:p text:style-name="Standard"><text:tab/>Schweres Kaliber = 2 Schaden = 5 Credits</text:p>
      <text:p text:style-name="Standard"><text:tab/>(benötigt + 5 Stärke )</text:p>
      <text:p text:style-name="Standard"><text:tab/>panzerbrechende = 3 Schaden = 30 Credits</text:p>
      <text:p text:style-name="Standard"><text:tab/>( benötigt + 7 Stärke )</text:p>
      <text:p text:style-name="Standard"/>
      <text:p text:style-name="P2">Granaten:</text:p>
      <text:p text:style-name="Standard">( nur eine Pfeillänge Wurfdistanz, mit Aufsatz zwei )</text:p>
      <text:p text:style-name="Standard"><text:tab/>Blendgranate = 20 Credits</text:p>
      <text:p text:style-name="Standard"><text:tab/>(wirken 1 Runden und -1 auf Würfel <text:s/>)</text:p>
      <text:p text:style-name="Standard"><text:tab/>Rauchgranate = 30 Credits</text:p>
      <text:p text:style-name="Standard"><text:tab/>(wirken 3 Runden )</text:p>
      <text:p text:style-name="Standard"><text:tab/>Granate = 50 Credits = 3 Schaden auf alle Körperregionen</text:p>
      <text:p text:style-name="Standard"><text:tab/>( bei Treffer wirkt dieser einen halben Pfeilradius)</text:p>
      <text:p text:style-name="Standard"/>
      <text:p text:style-name="Standard"><text:span text:style-name="T1">Sturmgewehr</text:span> = 500 Credits</text:p>
      <text:p text:style-name="Standard">( ab stärke 10 führbar sonst )</text:p>
      <text:p text:style-name="Standard"><text:tab/>Granatwerferaufsatz = 250 Credits</text:p>
      <text:p text:style-name="Standard"><text:tab/>( benötigt + 10 Stärke )</text:p>
      <text:p text:style-name="Standard"/>
      <text:p text:style-name="Standard"/>
      <text:p text:style-name="Standard"><text:span text:style-name="T1">Sniper</text:span> = 500 Credits</text:p>
      <text:p text:style-name="Standard">( nur zweihändig führbar u. ab Stärke 5 )</text:p>
      <text:p text:style-name="Standard"/>
      <text:p text:style-name="Standard"><text:span text:style-name="T1">Handfeuerwaffe</text:span> = 200 Credits</text:p>
      <text:p text:style-name="Standard">(ab Stärke 3 )</text:p>
      <text:p text:style-name="Standard">(wie ein Strumgewehr, 2er Salve, jeder Munitionstyp)</text:p>
      <text:p text:style-name="Standard"/>
      <text:p text:style-name="Standard"><text:span text:style-name="T1">Anzug</text:span>:</text:p>
      <text:p text:style-name="Standard">Raumfähig: 400</text:p>
      <text:p text:style-name="Standard">Aktive Tarnung: 200</text:p>
      <text:p text:style-name="Standard">Helm ( max. Panzerung 4 | Ein Panzerungspunkt = 300 )</text:p>
      <text:p text:style-name="Standard">Körperpanzer ( max. Panzerung 3 | Ein Panzerpunkt = 500 )</text:p>
      <text:p text:style-name="Standard"/>
      <text:p text:style-name="Standard"/>
      <text:p text:style-name="Standard"><text:span text:style-name="T1">Sonstiges</text:span>:</text:p>
      <text:p text:style-name="Standard"/>
      <text:p text:style-name="Standard">Medikit: 300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29S</meta:editing-duration>
    <meta:editing-cycles>6</meta:editing-cycles>
    <meta:generator>OpenOffice/4.1.5$Win32 OpenOffice.org_project/415m1$Build-9789</meta:generator>
    <dc:date>2019-11-08T14:51:17.34</dc:date>
    <meta:document-statistic meta:table-count="1" meta:image-count="0" meta:object-count="0" meta:page-count="2" meta:paragraph-count="127" meta:word-count="309" meta:character-count="1602"/>
    <meta:user-defined meta:name="Info 1"/>
    <meta:user-defined meta:name="Info 2"/>
    <meta:user-defined meta:name="Info 3"/>
    <meta:user-defined meta:name="Info 4"/>
  </office:meta>
</office:document-meta>
</file>